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87e" officeooo:paragraph-rsid="0003287e"/>
    </style:style>
    <style:style style:name="P2" style:family="paragraph" style:parent-style-name="Standard">
      <style:text-properties officeooo:rsid="0007896a" officeooo:paragraph-rsid="0007896a"/>
    </style:style>
    <style:style style:name="P3" style:family="paragraph" style:parent-style-name="Standard">
      <style:text-properties officeooo:rsid="0007896a" officeooo:paragraph-rsid="0007896a"/>
    </style:style>
    <style:style style:name="T1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2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home/carolinefaro/here-we-go-trybe/fundamentos/bloco4_js/1_primeirospassos</text:p>
      <text:p text:style-name="P2"/>
      <text:p text:style-name="P2"/>
      <text:p text:style-name="P2">1º passos</text:p>
      <text:p text:style-name="P2"/>
      <text:p text:style-name="P1">1) o programa deve receber uma posição em letra minuscula ou maiscula e dizer o movimento que a peça faz</text:p>
      <text:p text:style-name="P1"/>
      <text:p text:style-name="P1">2)</text:p>
      <text:p text:style-name="P1"/>
      <text:p text:style-name="P1">2. uma variavel com nome de uma peça</text:p>
      <text:p text:style-name="P1">3. uma variavel com o movimento</text:p>
      <text:p text:style-name="P1">4. uma variavel para o resultado ou console.log</text:p>
      <text:p text:style-name="P1"/>
      <text:p text:style-name="P1">3) não pode receber outro nome que não a variavel com nome da peça e só pode retornar duas opções de resposta e aceitar maiscula e minuscula</text:p>
      <text:p text:style-name="P1"/>
      <text:p text:style-name="P1">4)espera-se que identique se a peça é a certa, qual movimento faz e se não diz mensahem de erro</text:p>
      <text:p text:style-name="P1"/>
      <text:p text:style-name="P1">5) definir uma variavel com o nome de uma peça, definir uma variavel com um movimento, definir uma variavel com uma peça aleatória</text:p>
      <text:p text:style-name="P1"/>
      <text:p text:style-name="P1">se a variavelaleatoria for igual variavel nome da peça ela vai receber a resposta do movimento</text:p>
      <text:p text:style-name="P1">se a variavelaleatorioa for diferente da peça ela vai receber mensagem de erro</text:p>
      <text:p text:style-name="P1"/>
      <text:p text:style-name="P1"/>
      <text:p text:style-name="P1"><text:span text:style-name="T1">let</text:span><text:span text:style-name="T3"> </text:span><text:span text:style-name="T2">result = text1.localeCompare(text2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18:45:57.648682408</meta:creation-date>
    <dc:date>2022-02-03T19:28:01.240000866</dc:date>
    <meta:editing-duration>PT20M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48" meta:character-count="881" meta:non-whitespace-character-count="746"/>
  </office:meta>
</office:document-meta>
</file>